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orphans="1" fo:text-indent="0cm" style:auto-text-indent="false"/>
    </style:style>
    <style:style style:name="P2" style:family="paragraph" style:parent-style-name="Text_20_body">
      <style:paragraph-properties fo:orphans="1"/>
    </style:style>
    <style:style style:name="P3" style:family="paragraph" style:parent-style-name="Preformatted_20_Text">
      <loext:graphic-properties draw:fill="none" draw:fill-color="#ffffff"/>
      <style:paragraph-properties fo:margin-left="0cm" fo:margin-right="0cm" fo:margin-top="0cm" fo:margin-bottom="0.499cm" style:contextual-spacing="false" fo:line-height="150%" fo:text-align="start" style:justify-single-word="false" fo:orphans="1" fo:text-indent="0cm" style:auto-text-indent="false" fo:background-color="transparent" fo:padding="0cm" fo:border="none"/>
    </style:style>
    <style:style style:name="P4" style:family="paragraph" style:parent-style-name="Text_20_body" style:list-style-name="L1">
      <style:paragraph-properties fo:margin-top="0cm" fo:margin-bottom="0cm" style:contextual-spacing="false" fo:orphans="1"/>
    </style:style>
    <style:style style:name="P5" style:family="paragraph" style:parent-style-name="Text_20_body" style:list-style-name="L1">
      <style:paragraph-properties fo:orphans="1"/>
    </style:style>
    <style:style style:name="P6" style:family="paragraph" style:parent-style-name="Text_20_body" style:list-style-name="L2">
      <style:paragraph-properties fo:margin-top="0cm" fo:margin-bottom="0cm" style:contextual-spacing="false" fo:orphans="1"/>
    </style:style>
    <style:style style:name="P7" style:family="paragraph" style:parent-style-name="Text_20_body" style:list-style-name="L2">
      <style:paragraph-properties fo:orphans="1"/>
    </style:style>
    <style:style style:name="T1" style:family="text">
      <style:text-properties fo:color="#61afef" loext:opacity="100%" fo:font-family="'var font-mono'" fo:background-color="transparent" loext:char-shading-value="0"/>
    </style:style>
    <style:style style:name="T2" style:family="text">
      <style:text-properties fo:color="#abb2bf" loext:opacity="100%" fo:font-family="'var font-mono'" fo:background-color="transparent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 Fedora Rawhide with selinux as enforcing, when any updates are installed, I keep gettign AVC denial messages. What is one simple command to keep this as enforcing but avoid these messages. Will enforcing block apps?</text:p>
      <text:p text:style-name="P1">One simple command to suppress AVC denial messages while keeping SELinux in enforcing mode is:</text:p>
      <text:p text:style-name="P2">bash</text:p>
      <text:p text:style-name="P3"><text:span text:style-name="Source_20_Text"><text:span text:style-name="T1">sudo</text:span></text:span><text:span text:style-name="Source_20_Text"><text:span text:style-name="T2"> sealert -a /var/log/audit/audit.log</text:span></text:span></text:p>
      <text:p text:style-name="P2">However, this just analyzes the denials. To actually suppress the logging of these specific denials (while keeping enforcement), you can use:</text:p>
      <text:p text:style-name="P2">bash</text:p>
      <text:p text:style-name="P3"><text:span text:style-name="Source_20_Text"><text:span text:style-name="T1">sudo</text:span></text:span><text:span text:style-name="Source_20_Text"><text:span text:style-name="T2"> dontaudit</text:span></text:span></text:p>
      <text:p text:style-name="P2">But the most practical approach is usually to generate and install a local policy module for the specific denials you're seeing:</text:p>
      <text:p text:style-name="P2">bash</text:p>
      <text:p text:style-name="P3"><text:span text:style-name="Source_20_Text"><text:span text:style-name="T1">sudo</text:span></text:span><text:span text:style-name="Source_20_Text"><text:span text:style-name="T2"> audit2allow -a -M local-policy </text:span></text:span><text:span text:style-name="Source_20_Text"><text:span text:style-name="T1">&amp;&amp;</text:span></text:span><text:span text:style-name="Source_20_Text"><text:span text:style-name="T2"> </text:span></text:span><text:span text:style-name="Source_20_Text"><text:span text:style-name="T1">sudo</text:span></text:span><text:span text:style-name="Source_20_Text"><text:span text:style-name="T2"> semodule -i local-policy.pp</text:span></text:span></text:p>
      <text:p text:style-name="P2">This command reads all AVC denials from the audit log, creates a custom policy module that allows those actions, and installs it.</text:p>
      <text:p text:style-name="P2"><text:span text:style-name="Strong_20_Emphasis">Will enforcing block apps?</text:span></text:p>
      <text:p text:style-name="P2">Yes, SELinux in enforcing mode will actively block actions that violate policy - that's the point. When you see AVC denials, those represent actions that were actually blocked. However, most well-packaged applications should work fine with the default SELinux policies. The denials you're seeing during updates are often related to:</text:p>
      <text:list text:style-name="L1">
        <text:list-item>
          <text:p text:style-name="P4">Package installation/update processes </text:p>
        </text:list-item>
        <text:list-item>
          <text:p text:style-name="P4">New applications that don't have proper SELinux contexts yet </text:p>
        </text:list-item>
        <text:list-item>
          <text:p text:style-name="P5">Third-party software not designed with SELinux in mind </text:p>
        </text:list-item>
      </text:list>
      <text:p text:style-name="P2">If critical applications are being blocked, you can temporarily set SELinux to permissive mode for troubleshooting (<text:span text:style-name="Source_20_Text">sudo setenforce 0</text:span>), then back to enforcing (<text:span text:style-name="Source_20_Text">sudo setenforce 1</text:span>) after resolving the policy issues.</text:p>
      <text:p text:style-name="P1">Claude does not have the ability to run the code it generates yet.</text:p>
      <text:p text:style-name="P1">R</text:p>
      <text:p text:style-name="P2">I know this one is best: sudo audit2allow -a -M local-policy &amp;&amp; sudo semodule -i local-policy.pp</text:p>
      <text:p text:style-name="P2">What what if there are many ausearch messages. Each will require these two commands which will take a long time.</text:p>
      <text:p text:style-name="P1">You're right that running those commands for each individual denial would be tedious. The good news is that the command you mentioned already handles multiple denials efficiently:</text:p>
      <text:p text:style-name="P2">bash</text:p>
      <text:p text:style-name="P3"><text:span text:style-name="Source_20_Text"><text:span text:style-name="T1">sudo</text:span></text:span><text:span text:style-name="Source_20_Text"><text:span text:style-name="T2"> audit2allow -a -M local-policy </text:span></text:span><text:span text:style-name="Source_20_Text"><text:span text:style-name="T1">&amp;&amp;</text:span></text:span><text:span text:style-name="Source_20_Text"><text:span text:style-name="T2"> </text:span></text:span><text:span text:style-name="Source_20_Text"><text:span text:style-name="T1">sudo</text:span></text:span><text:span text:style-name="Source_20_Text"><text:span text:style-name="T2"> semodule -i local-policy.pp</text:span></text:span></text:p>
      <text:p text:style-name="P2"><text:soft-page-break/>The <text:span text:style-name="Source_20_Text">-a</text:span> flag tells <text:span text:style-name="Source_20_Text">audit2allow</text:span> to process <text:span text:style-name="Strong_20_Emphasis">all</text:span> AVC denials in the audit log at once, not just one. It will:</text:p>
      <text:list text:style-name="L2">
        <text:list-item>
          <text:p text:style-name="P6">Read all denials from <text:span text:style-name="Source_20_Text">/var/log/audit/audit.log</text:span> </text:p>
        </text:list-item>
        <text:list-item>
          <text:p text:style-name="P6">Generate a single policy module that addresses all of them </text:p>
        </text:list-item>
        <text:list-item>
          <text:p text:style-name="P7">Install that comprehensive module </text:p>
        </text:list-item>
      </text:list>
      <text:p text:style-name="P2">So you only need to run this command once to handle all current denials.</text:p>
      <text:p text:style-name="P2">If you want to be more selective and only process recent denials (like from today's updates), you can use:</text:p>
      <text:p text:style-name="P2">bash</text:p>
      <text:p text:style-name="P3"><text:span text:style-name="Source_20_Text"><text:span text:style-name="T1">sudo</text:span></text:span><text:span text:style-name="Source_20_Text"><text:span text:style-name="T2"> ausearch -m AVC -ts today </text:span></text:span><text:span text:style-name="Source_20_Text"><text:span text:style-name="T1">|</text:span></text:span><text:span text:style-name="Source_20_Text"><text:span text:style-name="T2"> audit2allow -M local-policy </text:span></text:span><text:span text:style-name="Source_20_Text"><text:span text:style-name="T1">&amp;&amp;</text:span></text:span><text:span text:style-name="Source_20_Text"><text:span text:style-name="T2"> </text:span></text:span><text:span text:style-name="Source_20_Text"><text:span text:style-name="T1">sudo</text:span></text:span><text:span text:style-name="Source_20_Text"><text:span text:style-name="T2"> semodule -i local-policy.pp</text:span></text:span></text:p>
      <text:p text:style-name="P2">For ongoing management, you could also create a simple script or alias to run this periodically, or set up a systemd timer to automatically generate and apply policies for new denials.</text:p>
      <text:p text:style-name="P2">The key point is that <text:span text:style-name="Source_20_Text">audit2allow -a</text:span> is designed to batch process multiple denials into a single policy module, so you don't need to run it separately for each message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55cm" fo:margin-bottom="0.94cm" fo:margin-left="1.27cm" fo:margin-right="1.194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19T16:55:54.595561524</meta:creation-date>
    <dc:date>2025-07-19T16:57:16.740274778</dc:date>
    <meta:editing-duration>PT1M22S</meta:editing-duration>
    <meta:editing-cycles>1</meta:editing-cycles>
    <meta:document-statistic meta:table-count="0" meta:image-count="0" meta:object-count="0" meta:page-count="2" meta:paragraph-count="34" meta:word-count="483" meta:character-count="2985" meta:non-whitespace-character-count="2536"/>
    <meta:generator>LibreOffice/25.8.0.1$Linux_X86_64 LibreOffice_project/580$Build-1</meta:generator>
  </office:meta>
</office:document-meta>
</file>